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3" style:family="table">
      <style:table-properties style:width="17.039cm" fo:margin-left="-0.016cm" table:align="left"/>
    </style:style>
    <style:style style:name="Tableau3.A" style:family="table-column">
      <style:table-column-properties style:column-width="17.039cm"/>
    </style:style>
    <style:style style:name="Tableau3.A1" style:family="table-cell">
      <style:table-cell-properties fo:background-color="#ffff00" fo:padding="0.097cm" fo:border="0.05pt solid #000000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3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7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6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21688580641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211679151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Pour ne plus avoir de mot de passe à saisir pour exécuter la commande « push », suivre les instructions ci-dessous :</text:p>
            <text:list xml:id="list1462796754" text:style-name="L3">
              <text:list-item>
                <text:p text:style-name="P24">Se positionner dans le répertoire ssh_config</text:p>
              </text:list-item>
              <text:list-item>
                <text:p text:style-name="P24">Exécuter le script do_ssh_config.sh avec : ./do_ssh_config.sh</text:p>
              </text:list-item>
            </text:list>
          </table:table-cell>
        </table:table-row>
      </table:table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345049834" text:style-name="L4">
        <text:list-item>
          <text:p text:style-name="P27">Le groupe 1 réalisera sur la partie gauche de l'écran le manga de la fiche N° 10. Le groupe 2 réalisera le manga de la fiche N° 12 sur la partie droite et le groupe 3 le manga de la fiche N° 14 au milieu de l'écran. Dans cette première étape, toutes les coordonnées pourront être saisies en chiffre directement dans le code.</text:p>
          <text:p text:style-name="P27"/>
        </text:list-item>
        <text:list-item>
          <text:p text:style-name="P27">La fiche <text:s/>N° 10 du groupe 1 devra être dessinée au milieu, la fiche N° 14 du groupe 3 sera dessinée à droite et enfin la fiche N° 12 du groupe 2 sera dessiner à gauche . Cette tâche doit être réalisée en ne modifiant que les coordonnées des points.</text:p>
          <text:p text:style-name="P27"/>
        </text:list-item>
        <text:list-item>
          <text:p text:style-name="P27">En conservant les dispositions de l'objectif 2, agrandir toutes les images pour qu'elles occupent le plus d'espace possible sur l'écran. Les images occuperont des surfaces (à peu près) égales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443685256" text:style-name="L5">
        <text:list-item>
          <text:p text:style-name="P28">Les membres d'un même groupe s'attribueront chacun la réalisation d'une partie du dessin.</text:p>
          <text:p text:style-name="P28"/>
        </text:list-item>
        <text:list-item>
          <text:p text:style-name="P28">Les dessins seront à l'échelle. L'unité de mesure est la taille du carreau de la grille en image de fond. Chaque carreau de forme carrée a un côté de dimension 50.</text:p>
          <text:p text:style-name="P28"/>
        </text:list-item>
        <text:list-item>
          <text:p text:style-name="P28">Les couleurs devront apparaître à l'identique lorsqu'il y en a dans la fiche à dessiner. S'il n'y a pas de couleur sur une partie du dessin, la liberté est laissée au développeur de choisir celle qu'il souhaite.</text:p>
          <text:p text:style-name="P28"/>
        </text:list-item>
        <text:list-item>
          <text:p text:style-name="P28">Le build jenkins devra rester stable tout au long de la phase de développement.</text:p>
          <text:p text:style-name="P28"/>
        </text:list-item>
        <text:list-item>
          <text:p text:style-name="P28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2056428390" text:style-name="L6">
              <text:list-item>
                <text:p text:style-name="P29">« Tabulation characters should not be used » </text:p>
              </text:list-item>
              <text:list-item>
                <text:p text:style-name="P29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518414005" text:style-name="L7">
        <text:list-item>
          <text:p text:style-name="P25">Chaque binôme démarre avec une note de 15/20.</text:p>
          <text:p text:style-name="P25"/>
        </text:list-item>
        <text:list-item>
          <text:p text:style-name="P25">Un binôme qui n'a cassé aucun build (dans jenkins) se voit attribuer un bonus de <text:span text:style-name="T5">1 point</text:span>.</text:p>
          <text:p text:style-name="P25"/>
        </text:list-item>
        <text:list-item>
          <text:p text:style-name="P25">Lorsqu'un groupe atteint un objectif, tous les membres du groupe ont un bonus de <text:span text:style-name="T5">1 point</text:span>.</text:p>
          <text:p text:style-name="P25"/>
        </text:list-item>
        <text:list-item>
          <text:p text:style-name="P25">Si les contraintes sur les métriques SONAR sont respectées à la fin du projet, tous les binômes ont un bonus de <text:span text:style-name="T5">1 point</text:span>.</text:p>
          <text:p text:style-name="P25"/>
        </text:list-item>
        <text:list-item>
          <text:p text:style-name="P25">Si les contraintes sur les métriques SONAR ne sont pas respectées à la fin du projet, tous les binômes ont un malus de <text:span text:style-name="T4">2 points</text:span>.</text:p>
          <text:p text:style-name="P25"/>
        </text:list-item>
        <text:list-item>
          <text:p text:style-name="P26">Un binôme qui fait moins de 10 « push » a un malus de 1<text:span text:style-name="T4"> points</text:span> par « push » manqué. <text:span text:style-name="T6">Les « push » ne sont validés que s'ils sont espacés de 15 minutes environ</text:span>.</text:p>
          <text:p text:style-name="P25"/>
        </text:list-item>
        <text:list-item>
          <text:p text:style-name="P25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7-11-08T00:04:07</dc:date>
    <dc:creator>etudiant </dc:creator>
    <meta:editing-duration>PT18H36M38S</meta:editing-duration>
    <meta:editing-cycles>430</meta:editing-cycles>
    <meta:document-statistic meta:table-count="3" meta:image-count="0" meta:object-count="0" meta:page-count="5" meta:paragraph-count="61" meta:word-count="716" meta:character-count="4075" meta:non-whitespace-character-count="3429"/>
  </office:meta>
</office:document-meta>
</file>